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2a93c" officeooo:paragraph-rsid="0012a93c"/>
    </style:style>
    <style:style style:name="P2" style:family="paragraph" style:parent-style-name="Text_20_body">
      <style:text-properties officeooo:rsid="0012a93c" officeooo:paragraph-rsid="0012a93c"/>
    </style:style>
    <style:style style:name="P3" style:family="paragraph" style:parent-style-name="Title">
      <style:text-properties officeooo:rsid="0012a93c" officeooo:paragraph-rsid="0012a93c"/>
    </style:style>
    <style:style style:name="P4" style:family="paragraph" style:parent-style-name="Text_20_body">
      <loext:graphic-properties draw:fill="none"/>
      <style:paragraph-properties fo:margin-left="8.5cm" fo:margin-right="0cm" fo:margin-top="0cm" fo:margin-bottom="0.247cm" style:contextual-spacing="false" fo:line-height="115%" fo:text-align="justify" style:justify-single-word="false" fo:text-indent="0cm" style:auto-text-indent="false" fo:background-color="transparent"/>
      <style:text-properties officeooo:rsid="0012a93c" officeooo:paragraph-rsid="0012a93c"/>
    </style:style>
    <style:style style:name="P5" style:family="paragraph" style:parent-style-name="Text_20_body">
      <loext:graphic-properties draw:fill="none"/>
      <style:paragraph-properties fo:margin-left="8.5cm" fo:margin-right="0cm" fo:margin-top="0cm" fo:margin-bottom="0.247cm" style:contextual-spacing="false" fo:line-height="115%" fo:text-align="justify" style:justify-single-word="false" fo:text-indent="0cm" style:auto-text-indent="false" fo:background-color="transparent"/>
      <style:text-properties officeooo:rsid="0012a93c" officeooo:paragraph-rsid="00197fab"/>
    </style:style>
    <style:style style:name="P6" style:family="paragraph" style:parent-style-name="Text_20_body" style:master-page-name="">
      <loext:graphic-properties draw:fill="none"/>
      <style:paragraph-properties fo:margin-left="8.5cm" fo:margin-right="0cm" fo:margin-top="0cm" fo:margin-bottom="0.247cm" style:contextual-spacing="false" fo:line-height="115%" fo:text-align="justify" style:justify-single-word="false" fo:text-indent="0cm" style:auto-text-indent="false" style:page-number="auto" fo:background-color="transparent"/>
      <style:text-properties officeooo:rsid="0012a93c" officeooo:paragraph-rsid="00197fab"/>
    </style:style>
    <style:style style:name="P7" style:family="paragraph" style:parent-style-name="Text_20_body">
      <style:text-properties officeooo:paragraph-rsid="0012a93c"/>
    </style:style>
    <style:style style:name="P8" style:family="paragraph" style:parent-style-name="Text_20_body">
      <style:paragraph-properties fo:text-align="justify" style:justify-single-word="false"/>
      <style:text-properties officeooo:paragraph-rsid="0017b428"/>
    </style:style>
    <style:style style:name="P9" style:family="paragraph" style:parent-style-name="Text_20_body">
      <style:paragraph-properties fo:text-align="justify" style:justify-single-word="false"/>
      <style:text-properties officeooo:rsid="0012a93c" officeooo:paragraph-rsid="0012a93c"/>
    </style:style>
    <style:style style:name="P10" style:family="paragraph" style:parent-style-name="Heading_20_1">
      <style:text-properties officeooo:rsid="0012a93c" officeooo:paragraph-rsid="0012a93c"/>
    </style:style>
    <style:style style:name="T1" style:family="text">
      <style:text-properties officeooo:rsid="00162169"/>
    </style:style>
    <style:style style:name="T2" style:family="text">
      <style:text-properties officeooo:rsid="0010bea8"/>
    </style:style>
    <style:style style:name="T3" style:family="text">
      <style:text-properties officeooo:rsid="001a6198"/>
    </style:style>
    <style:style style:name="T4" style:family="text">
      <style:text-properties officeooo:rsid="001ab164"/>
    </style:style>
    <style:style style:name="T5" style:family="text">
      <style:text-properties officeooo:rsid="001c8f35"/>
    </style:style>
    <style:style style:name="T6" style:family="text">
      <style:text-properties officeooo:rsid="001e588a"/>
    </style:style>
    <style:style style:name="T7" style:family="text">
      <style:text-properties fo:font-style="italic" officeooo:rsid="001e588a" style:font-style-asian="italic" style:font-style-complex="italic"/>
    </style:style>
    <style:style style:name="T8" style:family="text">
      <style:text-properties fo:font-style="italic" fo:font-weight="normal" officeooo:rsid="001e588a" style:font-style-asian="italic" style:font-weight-asian="normal" style:font-style-complex="italic" style:font-weight-complex="normal"/>
    </style:style>
    <style:style style:name="T9" style:family="text">
      <style:text-properties fo:font-style="italic" fo:font-weight="normal" officeooo:rsid="00204903" style:font-style-asian="italic" style:font-weight-asian="normal" style:font-style-complex="italic" style:font-weight-complex="normal"/>
    </style:style>
    <style:style style:name="T10" style:family="text">
      <style:text-properties fo:font-style="normal" fo:font-weight="normal" officeooo:rsid="001e588a" style:font-style-asian="normal" style:font-weight-asian="normal" style:font-style-complex="normal" style:font-weight-complex="normal"/>
    </style:style>
    <style:style style:name="T11" style:family="text">
      <style:text-properties fo:font-style="normal" fo:font-weight="normal" officeooo:rsid="00204903" style:font-style-asian="normal" style:font-weight-asian="normal" style:font-style-complex="normal" style:font-weight-complex="normal"/>
    </style:style>
    <style:style style:name="T12" style:family="text">
      <style:text-properties officeooo:rsid="002049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so de HTML5 + CSS3</text:p>
      <text:p text:style-name="P2"/>
      <text:p text:style-name="P2"/>
      <text:p text:style-name="P6">Esse documento apresentar<text:span text:style-name="T3">á</text:span> minhas experi<text:span text:style-name="T3">ê</text:span>ncias com o<text:span text:style-name="T3">s</text:span> curso<text:span text:style-name="T3">s</text:span> <text:span text:style-name="T3">de POO</text:span>, mostrando um pouco de suas histórias <text:span text:style-name="T1">e o que são</text:span> e alguns conhecimentos sobre <text:span text:style-name="T1">ess</text:span>as linguagens. Com principal interesse de aprendizado <text:span text:style-name="T2">própria</text:span>, e não <text:span text:style-name="T2">i</text:span>ntenção de ser um documento explicativo, curso, ou nada do tipo.</text:p>
      <text:p text:style-name="P5"/>
      <text:p text:style-name="P5">Por: Thiago Alexandre.</text:p>
      <text:p text:style-name="P4"/>
      <text:h text:style-name="P10" text:outline-level="1">Resumo:</text:h>
      <text:p text:style-name="P7"/>
      <text:p text:style-name="P8"><text:span text:style-name="T3">Começando pela definição, a Programação Orientada a Objetos propõe dinamismo na chegada de soluções que os softwares fornecem, </text:span><text:span text:style-name="T4">separando os problemas em grupos, relacionados pela função executada, e permitindo resolvê-los de forma isolada</text:span><text:span text:style-name="T1">. </text:span><text:span text:style-name="T4">Linguagens e inovações tecnológicas resolvem problemas que as atuais causam, portanto os conceitos da POO adiciona muitas ideias que são desenvolvidas nas próximas soluções que virão depois de seu nascimento, e, </text:span><text:span text:style-name="T5">baseado em </text:span><text:span text:style-name="T4">algumas informações que vi, por ter grande influência da biologia, com a participação do Allan Kay no início das fundamentações, </text:span><text:span text:style-name="T5">as ideias são bem amplas, correlacionando muitos conhecimentos de forma sofisticada. Esse “pioneiro” na POO também estudou matemática e educação. </text:span><text:span text:style-name="T6">F</text:span><text:span text:style-name="T5">oi um grande visionário por juntar tantos conhecimentos na criação de soluções do zero para Xerox, Apple, HP, entre outras. Tem grande influência na criação do conceito “Notebook”, pela ligação com seu interesse em educação e “</text:span><text:span text:style-name="T6">idealização” </text:span><text:span text:style-name="T5">d</text:span><text:span text:style-name="T6">a </text:span><text:span text:style-name="T5">tecnologia </text:span><text:span text:style-name="T6">moderna </text:span><text:span text:style-name="T5">(só para costurar as informações, a biologia ajuda bastante na criação </text:span><text:span text:style-name="T6">dessas novas tecnologias). Então é de se inspirar essa história tão bonita, muito mais após entender esses conceitos, ver seu grande valor e projetar a mudança que ele proporcionou na tecnologia. Não tem como ficar sem devorar esse curso depois dessa introdução. Comentando um pouco mais sobre essa trajetória da programação, imagina que no início, após grandes gênios matemáticos entender que é possível uma comunicação binária com máquinas inventadas do fio e aço, um padrão de comunicação linear binário foi traçado. Primeiro eu soluciono problema por problema, um amarrado no outro, junto com a máquina e suas particularidades, o que chamaremos de </text:span><text:span text:style-name="T7">linguagem de baixo código</text:span><text:span text:style-name="T10">, já até introduzir o próximo degrau que é a </text:span><text:span text:style-name="T8">linguagem linear</text:span><text:span text:style-name="T10">, originada dessa sequência de soluções, porém agora pós desenvolvimento da comunicação com a máquina. </text:span><text:span text:style-name="T11">E vamos deixando de carregar esses fardos limitantes da física sabida, tendo agora uma </text:span><text:span text:style-name="T9">linguagem modular</text:span><text:span text:style-name="T11">, em que a instrução dada à </text:span><text:soft-page-break/><text:span text:style-name="T11">máquina não é mais amarrada na anterior. A próxima, tão aguardada, e última evolução será nossa </text:span><text:span text:style-name="T9">Programação Orientada a Objetos</text:span><text:span text:style-name="T11">, que aprofunda ainda mais essa linha de raciocínio. Não tenho mais códigos juntos para solucionar um problema, e sim uma funcionalidade, baseada em características criadas pelo problema, mas não uma funcionalidade, várias delas organizando todo o sistema. Precisarei de mais teoria para dar sequência aos entendimentos, melhor fazer isso nos projetos, enquanto botamos a mão na massa. As considerações finais são que entender tudo isso e toda a história ainda não descoberta, é como aprender a física de Newton, que tanto nos inspira pela organização de ideias fantásticas, fazendo-nos saber como as coisas funcionam!</text:spa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2a93c" officeooo:paragraph-rsid="0012a93c"/>
    </style:style>
    <style:style style:name="MT1" style:family="text">
      <style:text-properties officeooo:rsid="002049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urso de HTML5 + CSS3<text:tab/><text:tab/>@thiagoAlexandre3</text:p>
        <text:p text:style-name="MP1">Página: <text:page-number text:select-page="current">2</text:page-number><text:s/>de <text:span text:style-name="MT1">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9T22:32:23.449000000</dc:date>
    <meta:editing-duration>PT34M24S</meta:editing-duration>
    <meta:editing-cycles>5</meta:editing-cycles>
    <meta:generator>LibreOffice/24.2.7.2$Windows_X86_64 LibreOffice_project/ee3885777aa7032db5a9b65deec9457448a91162</meta:generator>
    <meta:document-statistic meta:table-count="0" meta:image-count="0" meta:object-count="0" meta:page-count="2" meta:paragraph-count="7" meta:word-count="488" meta:character-count="3178" meta:non-whitespace-character-count="2696"/>
  </office:meta>
</office:document-meta>
</file>